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3.68mm"/>
    </style:style>
    <style:style style:name="co2" style:family="table-column">
      <style:table-column-properties fo:break-before="auto" style:column-width="215.95mm"/>
    </style:style>
    <style:style style:name="co3" style:family="table-column">
      <style:table-column-properties fo:break-before="auto" style:column-width="138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31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Api Name</text:p>
          </table:table-cell>
          <table:table-cell table:style-name="ce1" office:value-type="string" calcext:value-type="string">
            <text:p><text:s/>Api Paramater </text:p>
          </table:table-cell>
          <table:table-cell table:style-name="ce1" office:value-type="string" calcext:value-type="string">
            <text:p>Respons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ignUp</text:p>
          </table:table-cell>
          <table:table-cell table:style-name="ce4" office:value-type="string" calcext:value-type="string">
            <text:p><text:a xlink:href="mailto:koreja@mailinator.com" xlink:type="simple">{"device_type":"android","data":{"fullname":"rahul","username":"rahul","dial_code":"+1","country_code":"us","cellphone":"490246455","email":"koreja@mailinator.com","password":"System@123","confirm_password":"System@123"},"method_name":"userSignUp","device_id":"eBHxf6V-RNmIgTWV43AUGk:APA91bFJVRJt4qRSEP-hE58s3oRAlrhbQC4F09LyVezrHr1Lugh1Ke7_pUfp0kW1q4c-SwXLKbP6Oo_3TdU6rZYrIuJjUwgDa-7XA686aad210xdDXHfJEhvaPJmwrFJHZp3NoT9bcqc","device_token":"eBHxf6V-RNmIgTWV43AUGk:APA91bFJVRJt4qRSEP-hE58s3oRAlrhbQC4F09LyVezrHr1Lugh1Ke7_pUfp0kW1q4c-SwXLKbP6Oo_3TdU6rZYrIuJjUwgDa-7XA686aad210xdDXHfJEhvaPJmwrFJHZp3NoT9bcqc","api_referrer":"mobile"}</text:a></text:p>
          </table:table-cell>
          <table:table-cell office:value-type="string" calcext:value-type="string">
            <text:p>validation errors or succ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<text:a xlink:href="mailto:koreja@mailinator.com" xlink:type="simple">{"device_type":"android","data":{"email":"koreja@mailinator.com","password":"System@123"},"method_name":"login","device_id":"eBHxf6V-RNmIgTWV43AUGk:APA91bFJVRJt4qRSEP-hE58s3oRAlrhbQC4F09LyVezrHr1Lugh1Ke7_pUfp0kW1q4c-SwXLKbP6Oo_3TdU6rZYrIuJjUwgDa-7XA686aad210xdDXHfJEhvaPJmwrFJHZp3NoT9bcqc","device_token":"eBHxf6V-RNmIgTWV43AUGk:APA91bFJVRJt4qRSEP-hE58s3oRAlrhbQC4F09LyVezrHr1Lugh1Ke7_pUfp0kW1q4c-SwXLKbP6Oo_3TdU6rZYrIuJjUwgDa-7XA686aad210xdDXHfJEhvaPJmwrFJHZp3NoT9bcqc","api_referrer":"mobile"}</text:a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orgot Password</text:p>
          </table:table-cell>
          <table:table-cell table:style-name="ce5" office:value-type="string" calcext:value-type="string">
            <text:p>{"device_type":"android","data":{"email":"billa@mailinator.com","cellphone":"99999999","method_verify":"email"},"method_name":"forgotPassword","device_id":"eBHxf6V-RNmIgTWV43AUGk:APA91bFJVRJt4qRSEP-hE58s3oRAlrhbQC4F09LyVezrHr1Lugh1Ke7_pUfp0kW1q4c-SwXLKbP6Oo_3TdU6rZYrIuJjUwgDa-7XA686aad210xdDXHfJEhvaPJmwrFJHZp3NoT9bcqc","device_token":"eBHxf6V-RNmIgTWV43AUGk:APA91bFJVRJt4qRSEP-hE58s3oRAlrhbQC4F09LyVezrHr1Lugh1Ke7_pUfp0kW1q4c-SwXLKbP6Oo_3TdU6rZYrIuJjUwgDa-7XA686aad210xdDXHfJEhvaPJmwrFJHZp3NoT9bcqc","api_referrer":"mobile"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fy Forgot Password</text:p>
          </table:table-cell>
          <table:table-cell office:value-type="string" calcext:value-type="string">
            <text:p>{"device_type":"android","data":{"otp_verify":"1434","method_verify":"email","cellphone":"56565656","email":"billa@mailinator.com"},"method_name":"verifyForgotOtp","device_id":"eBHxf6V-RNmIgTWV43AUGk:APA91bFJVRJt4qRSEP-hE58s3oRAlrhbQC4F09LyVezrHr1Lugh1Ke7_pUfp0kW1q4c-SwXLKbP6Oo_3TdU6rZYrIuJjUwgDa-7XA686aad210xdDXHfJEhvaPJmwrFJHZp3NoT9bcqc","device_token":"eBHxf6V-RNmIgTWV43AUGk:APA91bFJVRJt4qRSEP-hE58s3oRAlrhbQC4F09LyVezrHr1Lugh1Ke7_pUfp0kW1q4c-SwXLKbP6Oo_3TdU6rZYrIuJjUwgDa-7XA686aad210xdDXHfJEhvaPJmwrFJHZp3NoT9bcqc","api_referrer":"mobile"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P Verification</text:p>
          </table:table-cell>
          <table:table-cell office:value-type="string" calcext:value-type="string">
            <text:p>{"device_type":"android","data":{"otp_verify":"5678","method_verify":"mobile","cellphone":"88888888","email":"<text:a xlink:href="mailto:qqq@mailinator.com" xlink:type="simple">qqq@mailinator.com</text:a>"},"method_name":"verifyOtp","device_id":"eBHxf6V-RNmIgTWV43AUGk:APA91bFJVRJt4qRSEP-hE58s3oRAlrhbQC4F09LyVezrHr1Lugh1Ke7_pUfp0kW1q4c-SwXLKbP6Oo_3TdU6rZYrIuJjUwgDa-7XA686aad210xdDXHfJEhvaPJmwrFJHZp3NoT9bcqc","device_token":"eBHxf6V-RNmIgTWV43AUGk:APA91bFJVRJt4qRSEP-hE58s3oRAlrhbQC4F09LyVezrHr1Lugh1Ke7_pUfp0kW1q4c-SwXLKbP6Oo_3TdU6rZYrIuJjUwgDa-7XA686aad210xdDXHfJEhvaPJmwrFJHZp3NoT9bcqc","api_referrer":"mobile"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ET PASSWORD</text:p>
          </table:table-cell>
          <table:table-cell office:value-type="string" calcext:value-type="string">
            <text:p>{"device_type":"android","data":{"password":"<text:a xlink:href="mailto:System@123" xlink:type="simple">System@123</text:a>","confirm_password":"System@123","otp_number":"5678","method_verify":"mobile","cellphone":"88888888","email":"qqq@mailinator.com"},"method_name":"resetPasswordSave","device_id":"eBHxf6V-RNmIgTWV43AUGk:APA91bFJVRJt4qRSEP-hE58s3oRAlrhbQC4F09LyVezrHr1Lugh1Ke7_pUfp0kW1q4c-SwXLKbP6Oo_3TdU6rZYrIuJjUwgDa-7XA686aad210xdDXHfJEhvaPJmwrFJHZp3NoT9bcqc","device_token":"eBHxf6V-RNmIgTWV43AUGk:APA91bFJVRJt4qRSEP-hE58s3oRAlrhbQC4F09LyVezrHr1Lugh1Ke7_pUfp0kW1q4c-SwXLKbP6Oo_3TdU6rZYrIuJjUwgDa-7XA686aad210xdDXHfJEhvaPJmwrFJHZp3NoT9bcqc","api_referrer":"mobile"}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SEND PASSWORD</text:p>
          </table:table-cell>
          <table:table-cell table:style-name="ce5" office:value-type="string" calcext:value-type="string">
            <text:p>{"device_type":"android","data":{"otp_verify_invisible_slug":"billa@mailinator.com","method_verify":"email"},"method_name":"resendOtp","device_id":"eBHxf6V-RNmIgTWV43AUGk:APA91bFJVRJt4qRSEP-hE58s3oRAlrhbQC4F09LyVezrHr1Lugh1Ke7_pUfp0kW1q4c-SwXLKbP6Oo_3TdU6rZYrIuJjUwgDa-7XA686aad210xdDXHfJEhvaPJmwrFJHZp3NoT9bcqc","device_token":"eBHxf6V-RNmIgTWV43AUGk:APA91bFJVRJt4qRSEP-hE58s3oRAlrhbQC4F09LyVezrHr1Lugh1Ke7_pUfp0kW1q4c-SwXLKbP6Oo_3TdU6rZYrIuJjUwgDa-7XA686aad210xdDXHfJEhvaPJmwrFJHZp3NoT9bcqc","api_referrer":"mobile"}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3T02:44:37</meta:creation-date>
    <dc:language>en-IN</dc:language>
    <dc:date>2021-08-20T19:18:59.313185158</dc:date>
    <meta:editing-cycles>9</meta:editing-cycles>
    <meta:editing-duration>PT4H40M35S</meta:editing-duration>
    <meta:generator>LibreOffice/6.0.7.3$Linux_X86_64 LibreOffice_project/00m0$Build-3</meta:generator>
    <meta:document-statistic meta:table-count="1" meta:cell-count="18" meta:object-count="0"/>
  </office:meta>
</office:document-meta>
</file>